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 are
picking up some of her tea leaves right 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~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talk 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"kyuuuuuu"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-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Hone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ombo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 time
from a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-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Honey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omboy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9T18:03:52+01:00</meta:creation-date>
    <dc:date>2020-03-19T18:03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